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48</text:p>
      <text:p text:style-name="Standard">1<text:span text:style-name="T1">er <text:line-break/><text:line-break/></text:span>Mort d’anne-françoise de Foucoult-S<text:span text:style-name="T1">t</text:span>. Germain-<text:line-break/>Beaupré, marquise d’Auroy. Sera inhumée<text:line-break/>dans l’Eglise des minimes de Nancy.</text:p>
      <text:p text:style-name="Standard"/>
      <text:p text:style-name="Standard">3<text:line-break/><text:line-break/>La Gazette de F<text:span text:style-name="T1">ce</text:span>. du 1<text:span text:style-name="T1">er</text:span>. Septembre annonce<text:line-break/>la mort du Bailly de Froullay, ambassadeur de la<text:line-break/>religion auprès du Roy, arrivéele 26 aout, dans<text:line-break/>sa 73<text:span text:style-name="T1">e</text:span> année de son âge. Et d’anne-catherine<text:line-break/>Gerard de Viet, maréchale de Bercheny le 24.</text:p>
      <text:p text:style-name="Standard"/>
      <text:p text:style-name="Standard">4<text:line-break/><text:line-break/>on a fait tirer au sort aujourdhui, trois<text:line-break/>Deserteurs du reg<text:span text:style-name="T1">t</text:span>. du Roy, dont l’un a eu<text:line-break/>la tête cassée sur la place de grève cet arpès<text:line-break/>midi.</text:p>
      <text:p text:style-name="Standard"/>
      <text:p text:style-name="Standard">5<text:line-break/><text:line-break/>on fait beaucoup de conjectures sur deux<text:line-break/>hommes arrêtés avec de grandes précautions<text:line-break/>il y a cinq à six jours à l’auberge des<text:line-break/>Dames de France. Un exempt de la Police<text:line-break/>les conduit à la Bastille ; on prétend qu’il<text:line-break/>y a cinq ans qu’on les suit, et qu’ils ont<text:line-break/>beaucoup coûté au Roy. Un de ces<text:line-break/>hommes se nomme La Coste, l’autre Renaut.</text:p>
      <text:p text:style-name="Standard"/>
      <text:p text:style-name="Standard">11<text:line-break/><text:line-break/>M. le Comte de Stainville est arrivé cet<text:line-break/>après midi pendant la comédie, vers 7h.</text:p>
      <text:p text:style-name="Standard"/>
      <text:p text:style-name="Standard">13<text:line-break/><text:line-break/>M. L’Intendant arrive de Lunèville, avec M.<text:line-break/>Bremont.</text:p>
      <text:p text:style-name="Standard"/>
      <text:p text:style-name="Standard">14<text:line-break/><text:line-break/>Ce matin à 7 h. le curé d’Heillecourt en <text:line-break/>surplus à la tête de ses paroissiens s’est<text:line-break/>rendu à la malgrange, d’où la belle croix a été<text:line-break/></text:p>
      <text:p text:style-name="P1">transposée en cérémonie au nouvel emplacem<text:span text:style-name="T1">t<text:line-break/></text:span>qui<text:span text:style-name="T1"> </text:span>lui avoit été préparé près de l’Eglise<text:line-break/>de Bonsecours, et de la croix des Bourguignons<text:line-break/>entre quatre arbres où il y avoit eu une croix<text:line-break/>de mission. Quoique tout eut été préparé <text:line-break/>en secret il s’y est trouvé 3 à 400 personnes.</text:p>
      <text:p text:style-name="Standard">L’après midi les congrégations sont venuës<text:line-break/>à ce nouvel emplacement, comme on alloit<text:line-break/>autrefois à la malgrange le jour de l’invention<text:line-break/>S<text:span text:style-name="T1">te</text:span>. Croix. Il y a eu des murmures et des <text:line-break/>injures contre M. le C<text:span text:style-name="T1">te</text:span>. <text:s/>de St. De la part <text:line-break/>des fanatiques. Et le soir un de ces zélés<text:line-break/>etoit venu me demander la permission de <text:line-break/>faire la quête, pour faire un nouveau <text:line-break/>dômd à cette croix, ce que j’ai refusé.</text:p>
      <text:p text:style-name="Standard">J’ai ajugé définitivement aujourdhui<text:line-break/>le foin provenant des tilleuls des remparts.</text:p>
      <text:p text:style-name="Standard"/>
      <text:p text:style-name="Standard">15<text:line-break/><text:line-break/>J’aprens par une réponse de M. De La Gal<text:line-break/>pere, dattée de Compiègne le 11, qu’il<text:line-break/>a presenté à la Reine notre estampe<text:line-break/>gravée par Collin, du mausolée du Roy<text:line-break/>de Pol.</text:p>
      <text:p text:style-name="Standard">Il entre dans les projets de M. l’Intendant<text:line-break/>de faire à Nancy un hôpital militaire<text:line-break/>dont le plan a été examiné aujourdhui<text:line-break/>par lui et M. Le Comte de Stainville ; un<text:line-break/>manége des chavaux de la Province ; et<text:line-break/>un hopital general. </text:p>
      <text:p text:style-name="P1">16<text:line-break/><text:line-break/>à 5 h <text:span text:style-name="T1">½</text:span><text:span text:style-name="T2"> </text:span>du matin, il n’y avoit que deux<text:line-break/>dégrés de chaud, et il avoit un peu gelé<text:line-break/>à la campagne.</text:p>
      <text:p text:style-name="Standard">M. l’Intend<text:span text:style-name="T1">t</text:span>. est parti ce matin à 8 h <text:span text:style-name="T1">½ </text:span><text:line-break/>pour Neuviller.</text:p>
      <text:p text:style-name="Standard"/>
      <text:p text:style-name="Standard">21<text:line-break/><text:line-break/>on arrête en l’hotel de ville la déclaration à <text:line-break/>faire au parlement de Paris, pour satisfaire<text:line-break/>aux arrêts concernant les Jesuites.</text:p>
      <text:p text:style-name="Standard">On régle aussi qu’il y aura un des six petits<text:line-break/>bouchers au fauxbourg S<text:span text:style-name="T1">t</text:span>. Fiacre.</text:p>
      <text:p text:style-name="Standard"/>
      <text:p text:style-name="Standard">22<text:line-break/><text:line-break/>Les comédiens jouent avec succès la partie<text:line-break/>de chasse de henri IV. M<text:span text:style-name="T1">rs</text:span> . les Comtes de Stainville, <text:line-break/>et marquis de Choiseul y etoient avec Mad.<text:line-break/>l’abbesse de S. Pierre. Le spectacle etoit plus<text:line-break/>rempli qu’il n’est ordinairement dans cette saison.</text:p>
      <text:p text:style-name="Standard">M. Le Comte de Stainville a arreté ce matin<text:line-break/>comment seroit faite la Chambre de l’Officier<text:line-break/>de garde à la Pote roïale.</text:p>
      <text:p text:style-name="Standard">M. Launay cy d. Comm<text:span text:style-name="T1">re</text:span>. des guerres, acquéreur <text:line-break/>de Montaigu auprès de Nancy , qui avoit<text:line-break/>été laissé à Bail à M. Le Comte de Stainville<text:line-break/>et par lui relaissé au marquis de Gerbéviller<text:line-break/>est en pleine possession de cette jolie maison,<text:line-break/>par la résiliation du Bail de M. de Gervébiller.</text:p>
      <text:p text:style-name="Standard"/>
      <text:p text:style-name="Standard">23<text:line-break/><text:line-break/>M. Alliot part de Nancy le matin pour aller<text:line-break/>de nouveau à Paris.</text:p>
      <text:p text:style-name="Standard">M. Mique passe venant de Compiègne.</text:p>
      <text:p text:style-name="Standard"/>
      <text:p text:style-name="Standard">27<text:line-break/><text:line-break/>Le pain augmenté d’un denier et demi<text:line-break/>par livre, en sorte que blanc, à <text:line-break/>commencer demain, est à 2<text:span text:style-name="T1">s</text:span>. 3<text:span text:style-name="T1">d</text:span>. le bis<text:line-break/>à 1<text:span text:style-name="T1">s</text:span>. 7<text:span text:style-name="T1">d</text:span> <text:span text:style-name="T1">½</text:span>.</text:p>
      <text:p text:style-name="Standard">Les vendanges fixées au lundi 6 octobre<text:line-break/>pour les privilégiés et au 7 pour tous au.</text:p>
      <text:p text:style-name="Standard"/>
      <text:p text:style-name="Standard"><text:soft-page-break/>29<text:line-break/><text:line-break/>M. de Rutant de Saulxures épouse la fille <text:line-break/>de M. Cheneau.</text:p>
      <text:p text:style-name="Standard">M. l’Intendant arrive du voyage qu’il a <text:line-break/>fait en alsace pour les haras.</text:p>
      <text:p text:style-name="Standard"/>
      <text:p text:style-name="Standard">30<text:line-break/><text:line-break/>Il choisit l’arsenal pour y placer les Etalons, <text:line-break/>le manége, &amp;<text:span text:style-name="T1">a</text:span>. Le s. Roissy se presente<text:line-break/>pour traiter de la fourniture des casernes.</text:p>
      <text:p text:style-name="Standard">Mad. Durival arrive et voit M. l’Intend.</text:p>
      <text:p text:style-name="Standard">Convenu que les fournitures de bois à l’Intend<text:span text:style-name="T1">ce</text:span><text:line-break/>sera de 100 cordes par années ; et celles <text:line-break/>des Bureaux 20 cord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Nadal</meta:initial-creator>
    <dc:creator>Sara Nadal</dc:creator>
    <meta:editing-cycles>4</meta:editing-cycles>
    <meta:creation-date>2016-01-23T15:35:00</meta:creation-date>
    <dc:date>2016-01-23T17:17:00</dc:date>
    <meta:editing-duration>PT1H20M</meta:editing-duration>
    <meta:generator>LibreOffice/5.0.4.2$MacOSX_X86_64 LibreOffice_project/2b9802c1994aa0b7dc6079e128979269cf95bc78</meta:generator>
    <meta:document-statistic meta:table-count="0" meta:image-count="0" meta:object-count="0" meta:page-count="5" meta:paragraph-count="29" meta:word-count="744" meta:character-count="3965" meta:non-whitespace-character-count="32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